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transparent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6.21770833333333cm"/>
    </style:style>
    <style:style style:name="co3" style:family="table-column">
      <style:table-column-properties fo:break-before="auto" style:column-width="6.45583333333333cm"/>
    </style:style>
    <style:style style:name="co4" style:family="table-column">
      <style:table-column-properties fo:break-before="auto" style:column-width="6.95854166666667cm"/>
    </style:style>
    <style:style style:name="co5" style:family="table-column">
      <style:table-column-properties fo:break-before="auto" style:column-width="7.35541666666667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153pt" style:use-optimal-row-height="true" fo:break-before="auto"/>
    </style:style>
    <style:style style:name="ro4" style:family="table-row">
      <style:table-row-properties style:row-height="102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78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14.75pt" style:use-optimal-row-height="tru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7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_descrip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7" table:number-columns-repeated="1014" table:default-cell-style-name="ce2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Test ID</text:p>
          </table:table-cell>
          <table:table-cell office:value-type="string" table:style-name="ce3">
            <text:p>Goal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etailed Decription</text:p>
          </table:table-cell>
          <table:table-cell office:value-type="string" table:style-name="ce3">
            <text:p>Analysis</text:p>
          </table:table-cell>
          <table:table-cell office:value-type="string" table:style-name="ce3">
            <text:p>Outcome</text:p>
          </table:table-cell>
          <table:table-cell office:value-type="string" table:style-name="ce3">
            <text:p>Number of orbits required</text:p>
          </table:table-cell>
          <table:table-cell office:value-type="string" table:style-name="ce3">
            <text:p>Time required for analysis (days)</text:p>
          </table:table-cell>
          <table:table-cell office:value-type="string" table:style-name="ce3">
            <text:p>Success criterion</text:p>
          </table:table-cell>
          <table:table-cell office:value-type="string" table:style-name="ce3">
            <text:p>Day of comissioning</text:p>
          </table:table-cell>
          <table:table-cell office:value-type="string" table:style-name="ce3">
            <text:p>Manual guidance needed</text:p>
          </table:table-cell>
          <table:table-cell office:value-type="string" table:style-name="ce3">
            <text:p>Expected total data</text:p>
          </table:table-cell>
          <table:table-cell office:value-type="string" table:style-name="ce3">
            <text:p>Expected data per orbit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Limb_functional_test</text:p>
          </table:table-cell>
          <table:table-cell office:value-type="string" table:style-name="ce2">
            <text:p>Establish that imaging provides a reasonable signal and that pointing (vertical) is correct within 1 degree. IR3 or IR4 will be used as reference.</text:p>
          </table:table-cell>
          <table:table-cell office:value-type="string" table:style-name="ce2">
            <text:p>Test compressed images by performing snapshots with one and one channel at different limb altitudes and different integration times. To be done over nighttime and daytime earth.</text:p>
          </table:table-cell>
          <table:table-cell office:value-type="string" table:style-name="ce2">
            <text:p>0. Set payload to idle mode.</text:p>
            <text:p>1. Set all CCDs except Nadir to FullReadout, 1s integration time</text:p>
            <text:p>2. Point at 50 km</text:p>
            <text:p>3. Take one snapshot with each CCD one at a time with 5 s between each command</text:p>
            <text:p>4. Redo images with integration time of 2,4,8,16 s</text:p>
            <text:p>5. Redo with BinnedCalibration (but snapshots one at a time)</text:p>
            <text:p>4. Redo images at 70, 90, 110, 130, 160 and 200 km</text:p>
          </table:table-cell>
          <table:table-cell office:value-type="string" table:style-name="ce2">
            <text:p>1. Visually inspect images.</text:p>
            <text:p>2. Compare to Sasktran simulations and establish first estimate throughput of system (limb radance → counts)</text:p>
            <text:p>3. Compare to Sasktran and establish first estimate pointing error</text:p>
            <text:p>4. Use signal at 160 and 200 km at nighttime to estimate dark current, bias.</text:p>
            <text:p>5. Use signal at daytime to estimate straylight</text:p>
            <text:p>6. Compare compressed and uncompressed images to check consistency.</text:p>
          </table:table-cell>
          <table:table-cell office:value-type="string" table:style-name="ce2">
            <text:p>An initial set of CCD parameters to use for the rest of the comissioning activites.</text:p>
          </table:table-cell>
          <table:table-cell office:value-type="string" table:style-name="ce2">
            <text:p>7-9</text:p>
          </table:table-cell>
          <table:table-cell office:value-type="string" table:style-name="ce2">
            <text:p>2-4</text:p>
          </table:table-cell>
          <table:table-cell office:value-type="string" table:style-name="ce2">
            <text:p>Visual analysis ok for both uncompressed and compressed images.</text:p>
            <text:p/>
            <text:p>Radiometric calibration within 50 % of pre-flight estimation</text:p>
          </table:table-cell>
          <table:table-cell office:value-type="float" office:value="1" table:style-name="ce3">
            <text:p>1</text:p>
          </table:table-cell>
          <table:table-cell table:style-name="ce2"/>
          <table:table-cell office:value-type="string" table:style-name="ce3">
            <text:p>500 MB (TBC)</text:p>
          </table:table-cell>
          <table:table-cell office:value-type="string" table:style-name="ce3">
            <text:p>~100 MB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Photometer_test_1</text:p>
          </table:table-cell>
          <table:table-cell office:value-type="string" table:style-name="ce2">
            <text:p>Show that photometer produces a reasonable signal, and establish optimal integration time.</text:p>
          </table:table-cell>
          <table:table-cell office:value-type="string" table:style-name="ce4">
            <text:p>Perform photometer measurements with of 1,2,4,8,16 s exposure time. Alternating across the orbit for one orbit. (2 min intervals)<text:s/><text:span text:style-name="T2">daytime</text:span></text:p>
          </table:table-cell>
          <table:table-cell table:style-name="ce2"/>
          <table:table-cell office:value-type="string" table:style-name="ce2">
            <text:p>1. Check that results scale linear with integration time.</text:p>
            <text:p>2. Compare results to sasktran and compare pre-flight estimates.</text:p>
          </table:table-cell>
          <table:table-cell office:value-type="string" table:style-name="ce2">
            <text:p>Photometer integration time</text:p>
          </table:table-cell>
          <table:table-cell office:value-type="string" table:style-name="ce2">
            <text:p>1-2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inearity ok.</text:p>
          </table:table-cell>
          <table:table-cell office:value-type="float" office:value="1" table:style-name="ce3">
            <text:p>1</text:p>
          </table:table-cell>
          <table:table-cell table:style-name="ce2"/>
          <table:table-cell office:value-type="string" table:style-name="ce3">
            <text:p>&lt;1MB</text:p>
          </table:table-cell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string" table:style-name="ce2">
            <text:p>Nadir_functional_test</text:p>
          </table:table-cell>
          <table:table-cell office:value-type="string" table:style-name="ce2">
            <text:p>Show that Nadir imaging is reasonable and establish ideal integration time</text:p>
          </table:table-cell>
          <table:table-cell office:value-type="string" table:style-name="ce2">
            <text:p>Test compressed images by performing snapshots with different integration times. To be done over nighttime and daytime earth at 30 N, 0 N and 30 S latitude<text:s/><text:span text:style-name="T2">nighttime/daytime</text:span></text:p>
          </table:table-cell>
          <table:table-cell office:value-type="string" table:style-name="ce2">
            <text:p>0. Set payload to idle mode.</text:p>
            <text:p>1. Set CCD to FullReadout images, 1s integration time</text:p>
            <text:p>2. Point at nominal pointing altitude.</text:p>
            <text:p>3. Take snapshots integration time of 1, 2,4,8,16 s</text:p>
          </table:table-cell>
          <table:table-cell office:value-type="string" table:style-name="ce2">
            <text:p>1. Visually inspect images</text:p>
            <text:p>2. Compare to SASKTRAN simulations.</text:p>
            <text:p>3. Establish initial absolute calibration values (sasktran→ measurements) and compare to pre flight estimations.</text:p>
          </table:table-cell>
          <table:table-cell office:value-type="string" table:style-name="ce2">
            <text:p>Nadir imager integration time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Visual analysis ok for both uncompressed and compressed images.</text:p>
            <text:p/>
            <text:p>Radiometric calibration within 50 % of pre-flight estimation</text:p>
          </table:table-cell>
          <table:table-cell office:value-type="float" office:value="1" table:style-name="ce3">
            <text:p>1</text:p>
          </table:table-cell>
          <table:table-cell table:style-name="ce2"/>
          <table:table-cell office:value-type="string" table:style-name="ce3">
            <text:p>7MB</text:p>
          </table:table-cell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string" table:style-name="ce2">
            <text:p>Operational_image_test_1</text:p>
          </table:table-cell>
          <table:table-cell office:value-type="string" table:style-name="ce2">
            <text:p>Test instrument in operational modes. This is to test the data processing chain with realistic data, and to provide a larger data set on which to do analysis on during the first week.</text:p>
            <text:p/>
            <text:p>This data may also provide some good oportunities for PR images.</text:p>
          </table:table-cell>
          <table:table-cell office:value-type="string" table:style-name="ce2">
            <text:p>Put instrument in mode 1 (NLC mode), based on pre-flight estimated parameters.</text:p>
          </table:table-cell>
          <table:table-cell office:value-type="string" table:style-name="ce2">
            <text:p>Run normal mode 1</text:p>
          </table:table-cell>
          <table:table-cell office:value-type="string" table:style-name="ce2">
            <text:p>1. Visually inspect every 10<text:span text:style-name="T3">th</text:span><text:s/>image? (1000 images in total)</text:p>
            <text:p>2. Run through L1 processing using pre-flight estimated (without photometer correction)</text:p>
            <text:p>3. Compare to SASKTRAN. Compare to OSIRIS?</text:p>
          </table:table-cell>
          <table:table-cell office:value-type="string" table:style-name="ce2">
            <text:p>A calibrated dataset</text:p>
          </table:table-cell>
          <table:table-cell office:value-type="string" table:style-name="ce2">
            <text:p>14++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Difference between measurements and SASKTRAN simulations less than 90 %</text:p>
          </table:table-cell>
          <table:table-cell office:value-type="string" table:style-name="ce3">
            <text:p>2-3</text:p>
          </table:table-cell>
          <table:table-cell table:style-name="ce2"/>
          <table:table-cell office:value-type="string" table:style-name="ce3">
            <text:p>Nominal</text:p>
          </table:table-cell>
          <table:table-cell table:number-columns-repeated="1012" table:style-name="ce2"/>
          <table:table-cell table:number-columns-repeated="15360"/>
        </table:table-row>
        <table:table-row table:style-name="ro5">
          <table:table-cell office:value-type="string" table:style-name="ce2">
            <text:p>Alignment_test_1</text:p>
          </table:table-cell>
          <table:table-cell office:value-type="string" table:style-name="ce2">
            <text:p>Establish exact alignment via star calibrations</text:p>
          </table:table-cell>
          <table:table-cell office:value-type="string" table:style-name="ce2">
            <text:p>Do star calibration for a few orbits, looking with star in center and +- 50 % FoV in each direction.</text:p>
          </table:table-cell>
          <table:table-cell office:value-type="string" table:style-name="ce2">
            <text:p>?</text:p>
          </table:table-cell>
          <table:table-cell office:value-type="string" table:style-name="ce2">
            <text:p>1. Compare estimated position of start with observed position for each channel.</text:p>
            <text:p>2. Update rotation matrices.</text:p>
            <text:p>3. Check imaging PSF reasonable</text:p>
          </table:table-cell>
          <table:table-cell office:value-type="string" table:style-name="ce2">
            <text:p>Updated rotation matrices for correct alignment.</text:p>
            <text:p>Updated PSF estimate.</text:p>
          </table:table-cell>
          <table:table-cell office:value-type="float" office:value="30" table:style-name="ce2">
            <text:p>30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Star found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61MB</text:p>
          </table:table-cell>
          <table:table-cell office:value-type="string" table:style-name="ce3">
            <text:p>2MB</text:p>
          </table:table-cell>
          <table:table-cell table:number-columns-repeated="16371"/>
        </table:table-row>
        <table:table-row table:style-name="ro6">
          <table:table-cell office:value-type="string" table:style-name="ce2">
            <text:p>Operational_image_test_2</text:p>
          </table:table-cell>
          <table:table-cell office:value-type="string" table:style-name="ce2">
            <text:p>Test operational modes with paramteres updated from limb_functional_test</text:p>
          </table:table-cell>
          <table:table-cell office:value-type="string" table:style-name="ce2">
            <text:p>Put instrument in mode 1 (NLC mode), with updated parameters.</text:p>
          </table:table-cell>
          <table:table-cell office:value-type="string" table:style-name="ce2">
            <text:p>Run normal mode 1</text:p>
          </table:table-cell>
          <table:table-cell office:value-type="string" table:style-name="ce2">
            <text:p>1. Visually inspect every 10<text:span text:style-name="T3">th</text:span><text:s/>image? (1000 images in total)</text:p>
            <text:p>2. Run through L1 processing (without photometer correction)</text:p>
            <text:p>3. Compare to SASKTRAN. Compare to OSIRIS?</text:p>
          </table:table-cell>
          <table:table-cell office:value-type="string" table:style-name="ce2">
            <text:p>An improved calibrated dataset</text:p>
          </table:table-cell>
          <table:table-cell office:value-type="string" table:style-name="ce2">
            <text:p>14++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Difference between measurements and SASKTRAN simulations less than 50 %</text:p>
          </table:table-cell>
          <table:table-cell office:value-type="string" table:style-name="ce3">
            <text:p>5-6</text:p>
          </table:table-cell>
          <table:table-cell table:style-name="ce2"/>
          <table:table-cell office:value-type="string" table:style-name="ce3">
            <text:p>Nominal</text:p>
          </table:table-cell>
          <table:table-cell table:number-columns-repeated="1012" table:style-name="ce2"/>
          <table:table-cell table:number-columns-repeated="15360"/>
        </table:table-row>
        <table:table-row table:style-name="ro7">
          <table:table-cell office:value-type="string" table:style-name="ce2">
            <text:p>Alignment_test_2</text:p>
          </table:table-cell>
          <table:table-cell office:value-type="string" table:style-name="ce2">
            <text:p>Establish alignment via looking at moon</text:p>
          </table:table-cell>
          <table:table-cell office:value-type="string" table:style-name="ce2">
            <text:p>Image moon in all channels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7" table:style-name="ce3">
            <text:p>7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12MB</text:p>
          </table:table-cell>
          <table:table-cell office:value-type="string" table:style-name="ce3">
            <text:p>2MB</text:p>
          </table:table-cell>
          <table:table-cell table:number-columns-repeated="16371"/>
        </table:table-row>
        <table:table-row table:style-name="ro8">
          <table:table-cell office:value-type="string" table:style-name="ce2">
            <text:p>CCD_stability_test</text:p>
          </table:table-cell>
          <table:table-cell office:value-type="string" table:style-name="ce2">
            <text:p>Check if CCD parameters (Dark current and bias) varies around the orbit</text:p>
          </table:table-cell>
          <table:table-cell office:value-type="string" table:style-name="ce2">
            <text:p>Look at 200 km (dark space) and take images with different integration times.</text:p>
          </table:table-cell>
          <table:table-cell office:value-type="string" table:style-name="ce2">
            <text:p>0. Set payload to idle mode.</text:p>
            <text:p>1. Set all CCDs except Nadir to FullReadout, 1s integration time</text:p>
            <text:p>2. Point at 230 km</text:p>
            <text:p>3. Take snapshots with CCDs one at a time with 5 s between each command</text:p>
            <text:p>4. Redo images with integration time of 2,4,8,16,32 s</text:p>
            <text:p/>
          </table:table-cell>
          <table:table-cell office:value-type="string" table:style-name="ce2">
            <text:p>1. Estimate dark current and bias at different part of the orbit.</text:p>
            <text:p>2. Compare to housekeeping data (temperatures)</text:p>
            <text:p>3. Analyze straylight perfomance over daytime part of orbit.</text:p>
            <text:p/>
          </table:table-cell>
          <table:table-cell office:value-type="string" table:style-name="ce2">
            <text:p>Updated calibration coefficients for the CCD.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CCD parameters stable (within 5 %) around the orbit.</text:p>
          </table:table-cell>
          <table:table-cell office:value-type="float" office:value="8" table:style-name="ce3">
            <text:p>8</text:p>
          </table:table-cell>
          <table:table-cell table:style-name="ce2"/>
          <table:table-cell office:value-type="string" table:style-name="ce3">
            <text:p>&lt;Nominal</text:p>
          </table:table-cell>
          <table:table-cell table:number-columns-repeated="1012" table:style-name="ce2"/>
          <table:table-cell table:number-columns-repeated="15360"/>
        </table:table-row>
        <table:table-row table:style-name="ro5">
          <table:table-cell office:value-type="string" table:style-name="ce2">
            <text:p>Rayleight_test_1</text:p>
          </table:table-cell>
          <table:table-cell office:value-type="string" table:style-name="ce2">
            <text:p>Establish abosolute calibration of limb imager</text:p>
          </table:table-cell>
          <table:table-cell office:value-type="string" table:style-name="ce2">
            <text:p>Perform absolute calibration using rayleigh scattered light with little to no upwelling.</text:p>
            <text:p>Shall be done when night under the satellite and day at the limb</text:p>
          </table:table-cell>
          <table:table-cell office:value-type="string" table:style-name="ce2">
            <text:p>?</text:p>
          </table:table-cell>
          <table:table-cell office:value-type="string" table:style-name="ce2">
            <text:p>1. Compare results from SASKTRAN simulations.</text:p>
            <text:p>2. Compare results to star calibration</text:p>
          </table:table-cell>
          <table:table-cell office:value-type="string" table:style-name="ce2">
            <text:p>updated calibration coefficient for radiometric calibration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Star and rayleigh calibration agree within 20 %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YES</text:p>
          </table:table-cell>
          <table:table-cell table:number-columns-repeated="1013" table:style-name="ce2"/>
          <table:table-cell table:number-columns-repeated="15360"/>
        </table:table-row>
        <table:table-row table:style-name="ro9">
          <table:table-cell office:value-type="string" table:style-name="ce2">
            <text:p>Nadir_photometer_test</text:p>
          </table:table-cell>
          <table:table-cell office:value-type="string" table:style-name="ce2">
            <text:p>Check that absolute calibration of photometer and nadir camera are consistent</text:p>
          </table:table-cell>
          <table:table-cell office:value-type="string" table:style-name="ce2">
            <text:p>Perform synched measurements with nadir camera and photometer</text:p>
          </table:table-cell>
          <table:table-cell table:style-name="ce2"/>
          <table:table-cell office:value-type="string" table:style-name="ce2">
            <text:p>1. Plot time series and check correlation.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Variability across orbit is consistent</text:p>
          </table:table-cell>
          <table:table-cell office:value-type="float" office:value="9" table:style-name="ce3">
            <text:p>9</text:p>
          </table:table-cell>
          <table:table-cell table:number-columns-repeated="1014" table:style-name="ce2"/>
          <table:table-cell table:number-columns-repeated="15360"/>
        </table:table-row>
        <table:table-row table:style-name="ro7">
          <table:table-cell office:value-type="string" table:style-name="ce2">
            <text:p>Nadir_alignment_test</text:p>
          </table:table-cell>
          <table:table-cell office:value-type="string" table:style-name="ce2">
            <text:p>Check nadir, alignment</text:p>
          </table:table-cell>
          <table:table-cell office:value-type="string" table:style-name="ce2">
            <text:p>Take picture over known geographic locations?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ocation found (to what accuracy?)</text:p>
          </table:table-cell>
          <table:table-cell office:value-type="float" office:value="9" table:style-name="ce3">
            <text:p>9</text:p>
          </table:table-cell>
          <table:table-cell table:number-columns-repeated="1014" table:style-name="ce2"/>
          <table:table-cell table:number-columns-repeated="15360"/>
        </table:table-row>
        <table:table-row table:style-name="ro9">
          <table:table-cell office:value-type="string" table:style-name="ce2">
            <text:p>Nadir_dark</text:p>
          </table:table-cell>
          <table:table-cell office:value-type="string" table:style-name="ce2">
            <text:p>Get dark current for nadir camera</text:p>
          </table:table-cell>
          <table:table-cell office:value-type="string" table:style-name="ce2">
            <text:p>Nadir camera should point ut into dark space? (Pitch very far?)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rk current matches lab measurements within 10%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YES</text:p>
          </table:table-cell>
          <table:table-cell table:number-columns-repeated="1013" table:style-name="ce2"/>
          <table:table-cell table:number-columns-repeated="15360"/>
        </table:table-row>
        <table:table-row table:style-name="ro9">
          <table:table-cell office:value-type="string" table:style-name="ce2">
            <text:p>Limb_ground_target (?)</text:p>
          </table:table-cell>
          <table:table-cell office:value-type="string" table:style-name="ce2">
            <text:p>Look at ground target with limb imager to confirm pointing and resolution. As well as get a feeling for the instrument</text:p>
          </table:table-cell>
          <table:table-cell office:value-type="string" table:style-name="ce2">
            <text:p>Very large pitchover to look straight down.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ound target f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YES</text:p>
          </table:table-cell>
          <table:table-cell table:number-columns-repeated="1013" table:style-name="ce2"/>
          <table:table-cell table:number-columns-repeated="15360"/>
        </table:table-row>
        <table:table-row table:style-name="ro10">
          <table:table-cell office:value-type="string" table:style-name="ce2">
            <text:p>Polarisation_test_1</text:p>
          </table:table-cell>
          <table:table-cell office:value-type="string" table:style-name="ce2">
            <text:p>Check polarisation response of instrument.</text:p>
          </table:table-cell>
          <table:table-cell office:value-type="string" table:style-name="ce2">
            <text:p>Based on location determined by Rayleigh_test_1 perform a roll manouver +-45 degrees while looking at a limb altitude of 60 km</text:p>
          </table:table-cell>
          <table:table-cell table:style-name="ce2"/>
          <table:table-cell office:value-type="string" table:style-name="ce2">
            <text:p>1. Compare to SASKTRAN simulations</text:p>
          </table:table-cell>
          <table:table-cell office:value-type="string" table:style-name="ce2">
            <text:p>Updated calibration coefficients for polarization compansation.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Polarisation response of UV channels is within 20% of SASKTRAN calculations (incl instrument model)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Yes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Niklas Ahlgren</dc:creator>
    <meta:creation-date>2019-02-28T14:51:35Z</meta:creation-date>
    <dc:date>2022-09-27T11:40:12Z</dc:date>
    <meta:editing-cycles>20</meta:editing-cycles>
    <meta:editing-duration>PT20535S</meta:editing-duration>
  </office:meta>
</office:document-meta>
</file>